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8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3.5043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2.0571in"/>
    </style:style>
    <style:style style:name="co7" style:family="table-column">
      <style:table-column-properties fo:break-before="auto" style:column-width="2.9272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1.6374in" fo:break-before="auto" style:use-optimal-row-height="true"/>
    </style:style>
    <style:style style:name="ro7" style:family="table-row">
      <style:table-row-properties style:row-height="2.1346in" fo:break-before="auto" style:use-optimal-row-height="true"/>
    </style:style>
    <style:style style:name="ro8" style:family="table-row">
      <style:table-row-properties style:row-height="1.1398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color="#2a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a00ff" style:font-name="Arial" style:font-name-asian="Monospace" style:language-asian="en" style:country-asian="US" style:font-name-complex="Lohit Hindi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Lohit Hind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font-name="Monospace" style:font-name-asian="Monospace" style:language-asian="en" style:country-asian="US" style:font-name-complex="Lohit Hindi" style:language-complex="en" style:country-complex="US"/>
    </style:style>
    <style:style style:name="ce12" style:family="table-cell" style:parent-style-name="Default">
      <style:table-cell-properties fo:wrap-option="wrap"/>
      <style:text-properties style:font-name="Georgia" fo:font-size="18pt" style:font-size-asian="18pt" style:font-size-complex="18pt"/>
    </style:style>
    <style:style style:name="ce13" style:family="table-cell" style:parent-style-name="Default">
      <style:table-cell-properties fo:wrap-option="wrap"/>
      <style:text-properties style:font-name="Georgia"/>
    </style:style>
    <style:style style:name="ce14" style:family="table-cell" style:parent-style-name="Default">
      <style:text-properties style:font-name="Arial Black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Arial Black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style:font-name="Arial"/>
    </style:style>
    <style:style style:name="ce20" style:family="table-cell" style:parent-style-name="Default">
      <style:table-cell-properties fo:wrap-option="wrap"/>
      <style:text-properties style:font-name="Arial" style:font-name-asian="DejaVu Sans" style:font-name-complex="Lohit Hindi"/>
    </style:style>
    <style:style style:name="ce21" style:family="table-cell" style:parent-style-name="Default">
      <style:text-properties style:font-name="Georgia" fo:font-size="18pt" style:font-size-asian="18pt" style:font-size-complex="18pt"/>
    </style:style>
    <style:style style:name="ce22" style:family="table-cell" style:parent-style-name="Default">
      <style:text-properties style:font-name="Georgia"/>
    </style:style>
    <style:style style:name="ce23" style:family="table-cell" style:parent-style-name="Default">
      <style:text-properties style:font-name="Arial" fo:font-size="10pt" style:font-size-asian="10pt" style:font-size-complex="10pt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8pt" style:font-size-asian="18pt" style:font-size-complex="1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wrap-option="wrap" style:shrink-to-fit="true" style:vertical-align="top"/>
      <style:paragraph-properties fo:text-align="start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ONSITE SERVICES</text:p>
          </table:table-cell>
          <table:table-cell table:style-name="ce6"/>
          <table:table-cell table:style-name="ce12"/>
          <table:table-cell table:style-name="ce21" table:number-columns-repeated="3"/>
          <table:table-cell table:style-name="ce29"/>
          <table:table-cell table:style-name="ce21" table:number-columns-repeated="1017"/>
        </table:table-row>
        <table:table-row table:style-name="ro2" table:number-rows-repeated="2">
          <table:table-cell table:style-name="ce2"/>
          <table:table-cell table:style-name="ce7"/>
          <table:table-cell table:style-name="ce13"/>
          <table:table-cell table:style-name="ce22" table:number-columns-repeated="3"/>
          <table:table-cell table:style-name="ce30"/>
          <table:table-cell table:style-name="ce22" table:number-columns-repeated="1017"/>
        </table:table-row>
        <table:table-row table:style-name="ro3">
          <table:table-cell table:style-name="ce2"/>
          <table:table-cell table:style-name="ce7" office:value-type="string">
            <text:p>URL</text:p>
          </table:table-cell>
          <table:table-cell table:style-name="ce14" office:value-type="string">
            <text:p><text:a xlink:href="http://www.yenrof.com/">http://www.yenrof.com</text:a></text:p>
          </table:table-cell>
          <table:table-cell table:style-name="ce22" table:number-columns-repeated="3"/>
          <table:table-cell table:style-name="ce30"/>
          <table:table-cell table:style-name="ce22" table:number-columns-repeated="1017"/>
        </table:table-row>
        <table:table-row table:style-name="ro3">
          <table:table-cell table:style-name="ce2"/>
          <table:table-cell table:style-name="ce7" office:value-type="string">
            <text:p>URL</text:p>
          </table:table-cell>
          <table:table-cell table:style-name="ce15" office:value-type="string">
            <text:p>https://onsite-mhvi.rhcloud.com</text:p>
          </table:table-cell>
          <table:table-cell table:style-name="ce22" table:number-columns-repeated="3"/>
          <table:table-cell table:style-name="ce30"/>
          <table:table-cell table:style-name="ce22" table:number-columns-repeated="1017"/>
        </table:table-row>
        <table:table-row table:style-name="ro2">
          <table:table-cell table:style-name="ce2"/>
          <table:table-cell table:style-name="ce7"/>
          <table:table-cell table:style-name="ce13"/>
          <table:table-cell table:style-name="ce22" table:number-columns-repeated="3"/>
          <table:table-cell table:style-name="ce30"/>
          <table:table-cell table:style-name="ce22" table:number-columns-repeated="1017"/>
        </table:table-row>
        <table:table-row table:style-name="ro4">
          <table:table-cell table:style-name="ce3" office:value-type="string">
            <text:p>Service Name</text:p>
          </table:table-cell>
          <table:table-cell table:style-name="ce3" office:value-type="string">
            <text:p>HTTP Type</text:p>
          </table:table-cell>
          <table:table-cell table:style-name="ce16" office:value-type="string">
            <text:p>Description</text:p>
          </table:table-cell>
          <table:table-cell table:style-name="ce3" office:value-type="string">
            <text:p>URL</text:p>
          </table:table-cell>
          <table:table-cell table:style-name="ce3"/>
          <table:table-cell table:style-name="ce3" office:value-type="string">
            <text:p>Request</text:p>
          </table:table-cell>
          <table:table-cell table:style-name="ce3" office:value-type="string">
            <text:p>Response</text:p>
          </table:table-cell>
          <table:table-cell table:style-name="ce3" table:number-columns-repeated="1017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>
            <text:p>addCompany</text:p>
          </table:table-cell>
          <table:table-cell table:style-name="ce9" office:value-type="string">
            <text:p>POST</text:p>
          </table:table-cell>
          <table:table-cell table:style-name="ce18" office:value-type="string">
            <text:p>Adds a company record to the database</text:p>
          </table:table-cell>
          <table:table-cell table:style-name="ce23" office:value-type="string">
            <text:p>/rest/onsite/addCompany</text:p>
          </table:table-cell>
          <table:table-cell table:style-name="ce25"/>
          <table:table-cell table:style-name="ce26" office:value-type="string">
            <text:p>{ <text:s text:c="2"/>"address":"7777 Greenridge Trail",</text:p>
            <text:p><text:s text:c="2"/><text:tab/>"name":"My Company55",</text:p>
            <text:p><text:s text:c="4"/>"city":"Lithonia",</text:p>
            <text:p><text:s text:c="4"/>"state":"NC",</text:p>
            <text:p><text:s text:c="4"/>"zipcode":"30058",</text:p>
            <text:p><text:s text:c="4"/>"email":"jforn99@gmail.com",</text:p>
            <text:p><text:s text:c="4"/>"phone":"6664448888"</text:p>
            <text:p>}</text:p>
          </table:table-cell>
          <table:table-cell table:style-name="ce26" office:value-type="string">
            <text:p>{</text:p>
            <text:p>companyId: 5</text:p>
            <text:p>name: "My Company55"</text:p>
            <text:p>address: "7777 Greenridge Trail"</text:p>
            <text:p>city: "Lithonia"</text:p>
            <text:p>state: "NC"</text:p>
            <text:p>zipcode: "30058"</text:p>
            <text:p>email: "jforn99@gmail.com"</text:p>
            <text:p>phone: "6664448888"</text:p>
            <text:p>persons: [0]</text:p>
            <text:p>projects: [0]</text:p>
            <text:p>timeStamp: null</text:p>
            <text:p>}</text:p>
          </table:table-cell>
          <table:table-cell table:style-name="ce25" table:number-columns-repeated="1017"/>
        </table:table-row>
        <table:table-row table:style-name="ro7">
          <table:table-cell table:style-name="ce4" office:value-type="string">
            <text:p>addProject</text:p>
          </table:table-cell>
          <table:table-cell table:style-name="ce9" office:value-type="string">
            <text:p>POST</text:p>
          </table:table-cell>
          <table:table-cell table:style-name="ce18" office:value-type="string">
            <text:p>Adds a project(s) to the specified company</text:p>
          </table:table-cell>
          <table:table-cell table:style-name="ce23" office:value-type="string">
            <text:p>/rest/onsite/addProject</text:p>
          </table:table-cell>
          <table:table-cell table:style-name="ce25"/>
          <table:table-cell table:style-name="ce27" office:value-type="string">
            <text:p>{ "companyId":"01",</text:p>
            <text:p><text:s text:c="4"/>"project":{</text:p>
            <text:p><text:s/>"address":"7777 Greenridge Trail",</text:p>
            <text:p><text:s/>"city":"Lithonia",</text:p>
            <text:p><text:s/>"country":"USA",</text:p>
            <text:p><text:s/>"countryCode":"US",</text:p>
            <text:p><text:s/>"county":"Dekalb",</text:p>
            <text:p><text:s/>"latcoord":0.0,</text:p>
            <text:p><text:s/>"longcoord":0.0,</text:p>
            <text:p><text:s/>"neighborhood": "Greenridge",</text:p>
            <text:p><text:s/>"projectName":"Test",</text:p>
            <text:p><text:s/>"projectNumber":"999",</text:p>
            <text:p><text:s/>"state":"GA",</text:p>
            <text:p><text:s/>"subAddress":"Apt M",</text:p>
            <text:p><text:s/>"uniqueRoomName":"Room One"</text:p>
            <text:p><text:s/>}</text:p>
            <text:p><text:s/>}</text:p>
          </table:table-cell>
          <table:table-cell table:style-name="ce31" office:value-type="string">
            <text:p>{"projectId":3,"address":"7777 Greenridge Trail","city":"Lithonia","country":"USA","countryCode":"US","county":"Dekalb","displayPic":null,"latcoord":0.0,"longcoord":0.0,"neighborhood":"Greenridge","projectName":"Test","projectNumber":"999","state":"GA","subAddress":"Apt M","timeStamp":null,"uniqueRoomName":"Room One","zipcode":null,"reports":null,"persons":[]}</text:p>
          </table:table-cell>
          <table:table-cell table:style-name="ce25" table:number-columns-repeated="1017"/>
        </table:table-row>
        <table:table-row table:style-name="ro8">
          <table:table-cell table:style-name="ce4" office:value-type="string">
            <text:p>addPersonToProject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s a person() to the specified project</text:p>
          </table:table-cell>
          <table:table-cell table:style-name="ce23" office:value-type="string">
            <text:p>/rest/onsite/addPersonToProject</text:p>
          </table:table-cell>
          <table:table-cell/>
          <table:table-cell table:style-name="ce28" office:value-type="string">
            <text:p>{ "companyId":"01",</text:p>
            <text:p><text:s text:c="2"/>"projectId":"01",</text:p>
            <text:p><text:s text:c="5"/>"person": {</text:p>
            <text:p><text:s text:c="5"/>"email": "jwmiller382@foo.com",</text:p>
            <text:p><text:s text:c="5"/>"subscriptionType": "subscriptionType",</text:p>
            <text:p><text:s text:c="5"/>"password": "password0909"</text:p>
            <text:p><text:s text:c="5"/>} <text:s text:c="5"/></text:p>
            <text:p>}</text:p>
          </table:table-cell>
          <table:table-cell table:style-name="ce28" office:value-type="string">
            <text:p>HTTP 200 NO RESPONSE DATA REQUIRED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addPerson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s a person() to the database</text:p>
          </table:table-cell>
          <table:table-cell table:style-name="ce23" office:value-type="string">
            <text:p>/rest/onsite/addPerson</text:p>
          </table:table-cell>
          <table:table-cell/>
          <table:table-cell table:style-name="ce28" office:value-type="string">
            <text:p>{ "companyId":"01",</text:p>
            <text:p><text:s text:c="5"/>"person": <text:s/></text:p>
            <text:p><text:s text:c="5"/>{</text:p>
            <text:p><text:s text:c="5"/>"email": "email1119c9@gmail.com",</text:p>
            <text:p><text:s text:c="5"/>"subscriptionType": "subscriptionType",</text:p>
            <text:p><text:s text:c="5"/>"password": "password0909"</text:p>
            <text:p><text:s text:c="5"/>}</text:p>
            <text:p>}</text:p>
            <text:p/>
          </table:table-cell>
          <table:table-cell table:style-name="ce28" office:value-type="string">
            <text:p>{</text:p>
            <text:p>personId: 13</text:p>
            <text:p>email: "email1119c9@gmail.com"</text:p>
            <text:p>subscriptionType: "subscriptionType"</text:p>
            <text:p>password: "password0909"</text:p>
            <text:p>role: null</text:p>
            <text:p>}</text:p>
          </table:table-cell>
          <table:table-cell table:number-columns-repeated="1017"/>
        </table:table-row>
        <table:table-row table:style-name="ro10">
          <table:table-cell table:style-name="ce4" office:value-type="string">
            <text:p>getProject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all projects in the database</text:p>
          </table:table-cell>
          <table:table-cell table:style-name="ce23" office:value-type="string">
            <text:p>/rest/onsite/getProject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0">
          <table:table-cell table:style-name="ce4" office:value-type="string">
            <text:p>getCompany </text:p>
          </table:table-cell>
          <table:table-cell table:style-name="ce10" office:value-type="string">
            <text:p>GET</text:p>
          </table:table-cell>
          <table:table-cell table:style-name="ce19" office:value-type="string">
            <text:p>Returns the company associated with the person</text:p>
          </table:table-cell>
          <table:table-cell table:style-name="ce23" office:value-type="string">
            <text:p>/rest/onsite/getCompany 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0">
          <table:table-cell table:style-name="ce4" office:value-type="string">
            <text:p>getCompanie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all companies in the database</text:p>
          </table:table-cell>
          <table:table-cell table:style-name="ce23" office:value-type="string">
            <text:p>/rest/onsite/getCompanies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0">
          <table:table-cell table:style-name="ce4" office:value-type="string">
            <text:p>getCompanyProject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company projects</text:p>
          </table:table-cell>
          <table:table-cell table:style-name="ce23" office:value-type="string">
            <text:p>/rest/onsite/getCompanyProjects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0">
          <table:table-cell table:style-name="ce4" office:value-type="string">
            <text:p>getPersonProjects</text:p>
          </table:table-cell>
          <table:table-cell table:style-name="ce9" office:value-type="string">
            <text:p>GET</text:p>
          </table:table-cell>
          <table:table-cell table:style-name="ce20" office:value-type="string">
            <text:p>Produces a list of all projects for a given user</text:p>
          </table:table-cell>
          <table:table-cell table:style-name="ce23" office:value-type="string">
            <text:p>/rest/onsite/getPersonProjects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0">
          <table:table-cell table:style-name="ce5" office:value-type="string">
            <text:p>checkCredentials</text:p>
          </table:table-cell>
          <table:table-cell table:style-name="ce11" office:value-type="string">
            <text:p>GET</text:p>
          </table:table-cell>
          <table:table-cell table:style-name="ce19" office:value-type="string">
            <text:p>Validates user id and password</text:p>
          </table:table-cell>
          <table:table-cell table:style-name="ce24" office:value-type="string">
            <text:p>/rest/login/checkCredentials</text:p>
          </table:table-cell>
          <table:table-cell/>
          <table:table-cell table:style-name="ce28" office:value-type="string">
            <text:p>email99@gmail.com-0909</text:p>
          </table:table-cell>
          <table:table-cell table:style-name="ce28" office:value-type="string">
            <text:p>{"personId":1,"companyId":1}</text:p>
          </table:table-cell>
          <table:table-cell table:number-columns-repeated="1017"/>
        </table:table-row>
        <table:table-row table:style-name="ro5" table:number-rows-repeated="31">
          <table:table-cell table:number-columns-repeated="5"/>
          <table:table-cell table:style-name="ce28" table:number-columns-repeated="2"/>
          <table:table-cell table:number-columns-repeated="1017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 style:data-style-name="N2" text:time-value="0000-00-00T16:17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orn99 </meta:initial-creator>
    <meta:creation-date>2013-07-28T14:57:15</meta:creation-date>
    <dc:date>2013-08-16T18:42:58</dc:date>
    <dc:creator>jforn99 </dc:creator>
    <meta:editing-duration>P1DT1H27M2S</meta:editing-duration>
    <meta:editing-cycles>30</meta:editing-cycles>
    <meta:generator>LibreOffice/3.6$Linux_X86_64 LibreOffice_project/360m1$Build-2</meta:generator>
    <meta:document-statistic meta:table-count="1" meta:cell-count="61" meta:object-count="0"/>
  </office:meta>
</office:document-meta>
</file>